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2a49c" draw:textarea-horizontal-align="center" draw:textarea-vertical-align="top" draw:auto-grow-height="false" fo:min-height="5.419cm" fo:min-width="6.932cm" draw:shadow="hidden" draw:shadow-offset-x="0.203cm" draw:shadow-offset-y="0.203cm" draw:shadow-color="#b2b2b2"/>
      <style:paragraph-properties style:writing-mode="lr-tb"/>
    </style:style>
    <style:style style:name="gr2" style:family="graphic" style:parent-style-name="standard">
      <style:graphic-properties svg:stroke-color="#000000" draw:fill="solid" draw:fill-color="#30ba78" draw:textarea-horizontal-align="center" draw:textarea-vertical-align="top" draw:auto-grow-height="false" fo:min-height="3.872cm" fo:min-width="6.489cm" draw:shadow="hidden" draw:shadow-offset-x="0.203cm" draw:shadow-offset-y="0.203cm" draw:shadow-color="#b2b2b2"/>
      <style:paragraph-properties style:writing-mode="lr-tb"/>
    </style:style>
    <style:style style:name="gr3" style:family="graphic" style:parent-style-name="standard">
      <style:graphic-properties svg:stroke-color="#000000" draw:fill="solid" draw:fill-color="#7ad4aa" draw:textarea-horizontal-align="center" draw:textarea-vertical-align="top" draw:auto-grow-height="false" fo:min-height="2.33cm" fo:min-width="5.995cm" draw:shadow="hidden" draw:shadow-offset-x="0.203cm" draw:shadow-offset-y="0.203cm" draw:shadow-color="#b2b2b2"/>
      <style:paragraph-properties style:writing-mode="lr-tb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931cm" fo:min-width="5.565cm" draw:shadow="hidden" draw:shadow-offset-x="0.203cm" draw:shadow-offset-y="0.203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="solid"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solid"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4" style:family="paragraph">
      <loext:graphic-properties draw:fill="solid"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="solid" draw:fill-color="#e6e6e6"/>
      <style:paragraph-properties fo:text-align="center" style:writing-mode="lr-tb"/>
      <style:text-properties style:font-name="Open Sans" fo:font-size="13pt" style:font-size-asian="13pt" style:font-size-complex="13pt"/>
    </style:style>
    <style:style style:name="T1" style:family="text">
      <style:text-properties style:font-name="Open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44cm" svg:height="6.281cm" svg:x="0.162cm" svg:y="0.302cm">
          <text:p text:style-name="P1"><text:span text:style-name="T1">Custom image 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435cm" svg:height="4.568cm" svg:x="0.453cm" svg:y="1.731cm">
          <text:p text:style-name="P1"><text:span text:style-name="T1">Custom imag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773cm" svg:height="2.858cm" svg:x="0.771cm" svg:y="3.133cm">
          <text:p text:style-name="P1"><text:span text:style-name="T1">Custom imag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91cm" svg:height="1.307cm" svg:x="1.062cm" svg:y="4.377cm">
          <text:p text:style-name="P1"><text:span text:style-name="T1">Base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382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7T12:53:08.397847289</meta:creation-date>
    <dc:date>2020-09-07T13:16:36.687820843</dc:date>
    <meta:editing-duration>PT13M15S</meta:editing-duration>
    <meta:editing-cycles>7</meta:editing-cycles>
    <meta:generator>LibreOffice/6.4.5.2$Linux_X86_64 LibreOffice_project/40$Build-2</meta:generator>
    <meta:document-statistic meta:object-count="4"/>
  </office:meta>
</office:document-meta>
</file>